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1" style:family="text">
      <style:text-properties style:font-name="Calibri"/>
    </style:style>
    <style:style style:name="T132" style:family="text">
      <style:text-properties style:font-name="Calibri" officeooo:rsid="00e6686b"/>
    </style:style>
    <style:style style:name="T133" style:family="text">
      <style:text-properties style:font-name="Calibri" officeooo:rsid="00e743c0"/>
    </style:style>
    <style:style style:name="T134" style:family="text">
      <style:text-properties style:font-name="Calibri" officeooo:rsid="00e881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0">ón</text:span></text:p>
      <text:p text:style-name="P22">En la recursi<text:span text:style-name="T131">ón es clave tener siempre un caso base que rompa </text:span><text:span text:style-name="T132">el bucle de llamadas de la función para evitar tener un desbordamiento de pila.</text:span><text:span text:style-name="T133"> Los resultados que retornemos serán determinantes para los valores que a su vez retornen las otras llamadas anteriores de la función que está utilizando recursión. </text:span><text:span text:style-name="T134">La recursividad aplica una lógica de stack (o pila) ya que el primero en salir es la última instancia de la función.</text:span></text:p>
      <text:p text:style-name="P23"><text:span text:style-name="T134">S</text:span><text:span text:style-name="T131">iempre que se decida utilizar recursión para resolver un problema, se debe recordar que lo primero que se debe de tratar son los casos base y una vez estos hayan sido tratados, se puede crear el caso recursiv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3-12-28T13:38:00.637798725</dc:date>
    <meta:editing-duration>P1DT3H1M49S</meta:editing-duration>
    <meta:editing-cycles>196</meta:editing-cycles>
    <meta:generator>LibreOffice/7.3.7.2$Linux_X86_64 LibreOffice_project/30$Build-2</meta:generator>
    <meta:document-statistic meta:table-count="0" meta:image-count="0" meta:object-count="0" meta:page-count="5" meta:paragraph-count="36" meta:word-count="1726" meta:character-count="9621" meta:non-whitespace-character-count="7923"/>
  </office:meta>
</office:document-meta>
</file>